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fill-gradient-name="Gradient_20_8" draw:fill-hatch-name="Hatch_20_1" draw:fill-image-name="Bitmape_20_1" draw:textarea-horizontal-align="center" draw:textarea-vertical-align="middle" draw:shadow="hidden" draw:shadow-offset-x="0.3cm" draw:shadow-offset-y="0.3cm" draw:shadow-color="#808080"/>
    </style:style>
    <style:style style:name="gr2"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fill-gradient-name="Gradient_20_8" draw:fill-hatch-name="Hatch_20_1" draw:fill-image-name="Bitmape_20_1" draw:textarea-horizontal-align="center" draw:textarea-vertical-align="middle" draw:shadow="hidden" draw:shadow-offset-x="0.3cm" draw:shadow-offset-y="0.3cm" draw:shadow-color="#808080"/>
    </style:style>
    <style:style style:name="gr3" style:family="graphic" style:parent-style-name="standard" style:list-style-name="L2">
      <style:graphic-properties draw:stroke="none" draw:stroke-dash="Dash_20_2" svg:stroke-width="0cm" svg:stroke-color="#000000" draw:marker-start-width="0.3cm" draw:marker-start-center="false" draw:marker-end-width="0.3cm" draw:marker-end-center="false" draw:fill="none" draw:fill-color="#cfcfcf" draw:fill-gradient-name="Gradient_20_8" draw:fill-hatch-name="Hatch_20_1" draw:fill-image-name="Bitmape_20_1" draw:textarea-horizontal-align="center" draw:textarea-vertical-align="middle" draw:shadow="hidden" draw:shadow-offset-x="0.3cm" draw:shadow-offset-y="0.3cm" draw:shadow-color="#808080"/>
    </style:style>
    <style:style style:name="gr4" style:family="graphic" style:parent-style-name="standard">
      <style:graphic-properties svg:stroke-width="0.03cm" draw:marker-start-width="0.25cm" draw:marker-end="Arrow" draw:marker-end-width="0.15cm" draw:fill="solid" draw:fill-color="#e6e6ff" draw:textarea-horizontal-align="center"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padding-top="0.15cm" fo:padding-bottom="0.15cm" fo:padding-left="0.275cm" fo:padding-right="0.275cm"/>
    </style:style>
    <style:style style:name="gr7" style:family="graphic" style:parent-style-name="standard">
      <style:graphic-properties svg:stroke-width="0.05cm" draw:marker-start-width="0.275cm" draw:marker-end-width="0.275cm" draw:fill="none" draw:fill-color="#999999" draw:textarea-horizontal-align="justify" draw:textarea-vertical-align="middle" draw:auto-grow-height="false" fo:padding-top="0.15cm" fo:padding-bottom="0.15cm" fo:padding-left="0.1cm" fo:padding-right="0.275cm"/>
    </style:style>
    <style:style style:name="gr8" style:family="graphic" style:parent-style-name="standard">
      <style:graphic-properties svg:stroke-width="0.05cm" draw:marker-start-width="0.275cm" draw:marker-end-width="0.275cm" draw:fill="solid" draw:fill-color="#b3b3b3" draw:textarea-horizontal-align="justify" draw:textarea-vertical-align="middle" draw:auto-grow-height="false" fo:padding-top="0.15cm" fo:padding-bottom="0.15cm" fo:padding-left="0.275cm" fo:padding-right="0.275cm"/>
    </style:style>
    <style:style style:name="gr9" style:family="graphic" style:parent-style-name="standard">
      <style:graphic-properties svg:stroke-width="0.05cm" draw:marker-start-width="0.275cm" draw:marker-end-width="0.275cm" draw:fill="none" draw:fill-color="#999999" draw:textarea-horizontal-align="justify" draw:textarea-vertical-align="middle" draw:auto-grow-height="false" fo:padding-top="0.15cm" fo:padding-bottom="0.15cm" fo:padding-left="0.28cm" fo:padding-right="0.275cm"/>
    </style:style>
    <style:style style:name="gr10" style:family="graphic" style:parent-style-name="standard">
      <style:graphic-properties draw:stroke="none" draw:fill="none" draw:fill-color="#e6e6ff" draw:textarea-horizontal-align="justify" draw:textarea-vertical-align="middle" draw:auto-grow-height="false"/>
    </style:style>
    <style:style style:name="gr11" style:family="graphic" style:parent-style-name="standard">
      <style:graphic-properties svg:stroke-width="0.1cm" draw:marker-start="Arrow" draw:marker-start-width="0.35cm" draw:marker-end="Arrow" draw:marker-end-width="0.35cm" draw:fill="solid" draw:fill-color="#e6e6ff" draw:textarea-horizontal-align="center" draw:textarea-vertical-align="middle" fo:padding-top="0.175cm" fo:padding-bottom="0.175cm" fo:padding-left="0.3cm" fo:padding-right="0.3cm"/>
    </style:style>
    <style:style style:name="P1"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imes" style:font-family-generic="roman" style:font-pitch="variable" fo:font-size="22pt" fo:font-style="normal" fo:text-shadow="none" style:text-underline-style="none" fo:font-weight="normal"/>
    </style:style>
    <style:style style:name="P2" style:family="paragraph">
      <style:paragraph-properties fo:text-align="center"/>
    </style:style>
    <style:style style:name="P3" style:family="paragraph">
      <style:text-properties fo:font-family="Helvetica" style:font-family-generic="swiss" fo:font-size="8pt" style:font-size-asian="8pt" style:font-size-complex="8pt"/>
    </style:style>
    <style:style style:name="P4" style:family="paragraph">
      <style:paragraph-properties fo:text-align="center"/>
      <style:text-properties fo:font-family="Helvetica" style:font-family-generic="swiss" fo:font-size="10pt" fo:font-weight="bold" style:font-size-asian="10pt" style:font-weight-asian="bold" style:font-size-complex="10pt" style:font-weight-complex="bold"/>
    </style:style>
    <style:style style:name="P5" style:family="paragraph">
      <style:paragraph-properties fo:text-align="start"/>
    </style:style>
    <style:style style:name="P6" style:family="paragraph">
      <style:paragraph-properties fo:text-align="start"/>
      <style:text-properties fo:font-family="Helvetica" style:font-family-generic="swiss" fo:font-size="10pt" fo:font-weight="bold" style:font-size-asian="10pt" style:font-weight-asian="bold" style:font-size-complex="10pt" style:font-weight-complex="bold"/>
    </style:style>
    <style:style style:name="P7" style:family="paragraph">
      <style:paragraph-properties fo:text-align="center"/>
      <style:text-properties fo:font-family="Helvetica" style:font-family-generic="swiss" fo:font-size="10pt" style:font-size-asian="10pt" style:font-size-complex="10pt"/>
    </style:style>
    <style:style style:name="T1" style:family="text">
      <style:text-properties fo:font-family="Helvetica" style:font-family-generic="swiss" fo:font-size="8pt" style:font-size-asian="8pt" style:font-size-complex="8pt"/>
    </style:style>
    <style:style style:name="T2" style:family="text">
      <style:text-properties fo:font-family="Helvetica" style:font-family-generic="swiss" fo:font-size="10pt" fo:font-weight="bold" style:font-size-asian="10pt" style:font-weight-asian="bold" style:font-size-complex="10pt" style:font-weight-complex="bold"/>
    </style:style>
    <style:style style:name="T3" style:family="text">
      <style:text-properties fo:font-family="Helvetica" style:font-family-generic="swis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page1" draw:style-name="dp1" draw:master-page-name="Default">
        <draw:polygon draw:style-name="gr1" draw:text-style-name="P1" draw:layer="layout" svg:width="7.194cm" svg:height="1.599cm" svg:x="19.229cm" svg:y="14.493cm" svg:viewBox="0 0 7195 1600" draw:points="0,0 7195,0 7195,1600 0,1600">
          <text:p/>
        </draw:polygon>
        <draw:polygon draw:style-name="gr2" draw:text-style-name="P1" draw:layer="layout" svg:width="4.795cm" svg:height="1.599cm" svg:x="20.429cm" svg:y="10.493cm" svg:viewBox="0 0 4796 1600" draw:points="4796,800 4796,815 4794,828 4792,843 4790,855 4786,870 4783,884 4779,899 4773,912 4768,924 4760,939 4752,953 4744,968 4735,981 4725,995 4714,1006 4702,1022 4691,1035 4678,1047 4663,1062 4651,1074 4636,1087 4621,1101 4604,1113 4587,1126 4571,1139 4553,1151 4533,1165 4515,1178 4495,1189 4472,1202 4451,1213 4429,1227 4407,1237 4384,1249 4360,1259 4337,1271 4310,1284 4284,1293 4258,1304 4232,1316 4204,1326 4177,1336 4148,1347 4120,1356 4092,1368 4060,1377 4029,1386 4000,1395 3966,1405 3935,1414 3901,1424 3869,1432 3836,1440 3802,1447 3767,1457 3733,1464 3698,1472 3664,1479 3627,1486 3590,1494 3553,1501 3516,1508 3479,1515 3443,1520 3405,1526 3367,1531 3328,1537 3287,1543 3248,1548 3209,1554 3171,1557 3131,1561 3090,1565 3051,1569 3010,1574 2970,1578 2929,1580 2888,1584 2846,1585 2807,1589 2762,1589 2723,1592 2681,1595 2638,1597 2596,1597 2555,1599 2513,1599 2471,1599 2429,1600 2387,1600 2346,1599 2303,1599 2262,1599 2220,1599 2177,1597 2136,1595 2093,1592 2052,1591 2010,1589 1970,1587 1928,1584 1887,1582 1846,1578 1805,1574 1764,1572 1726,1569 1684,1563 1645,1560 1606,1555 1565,1550 1526,1545 1488,1540 1448,1535 1409,1530 1371,1524 1333,1516 1295,1511 1260,1505 1224,1498 1186,1491 1151,1483 1113,1476 1080,1468 1046,1461 1012,1453 977,1444 942,1434 909,1427 877,1417 844,1410 813,1402 782,1392 750,1380 719,1371 691,1362 661,1353 632,1341 604,1333 576,1321 551,1310 523,1299 498,1288 471,1276 448,1265 424,1254 399,1242 375,1232 355,1219 332,1207 312,1195 291,1183 272,1170 253,1159 234,1146 215,1133 198,1120 182,1107 167,1094 152,1081 138,1068 124,1055 111,1040 98,1029 88,1014 76,1001 66,988 58,973 47,960 40,947 33,932 25,919 20,904 14,891 10,877 6,863 3,848 1,835 0,822 0,808 0,793 0,779 1,764 3,751 6,737 10,724 14,709 20,695 25,683 33,668 40,655 47,640 58,627 66,611 76,599 88,586 98,573 111,558 124,545 138,532 152,519 167,505 182,493 198,480 215,467 234,453 253,443 272,429 291,418 312,406 332,394 355,381 375,370 399,357 424,345 448,335 471,323 498,312 523,301 551,290 576,279 604,269 632,258 661,247 690,238 719,229 750,217 782,208 813,199 844,189 877,182 909,172 942,163 977,155 1010,148 1046,140 1080,132 1113,125 1151,117 1186,110 1224,102 1260,96 1295,91 1333,83 1371,78 1409,72 1448,66 1488,59 1526,56 1565,49 1606,44 1645,41 1684,37 1726,33 1764,29 1805,26 1846,22 1887,19 1928,17 1970,12 2010,11 2052,9 2093,7 2136,5 2177,3 2220,2 2262,2 2303,2 2346,0 2387,0 2429,0 2471,0 2513,2 2555,2 2596,3 2638,5 2681,5 2723,9 2762,9 2807,11 2846,14 2888,19 2929,20 2970,24 3010,26 3051,29 3090,35 3131,39 3171,42 3209,48 3248,52 3287,57 3328,63 3367,69 3405,74 3442,79 3479,87 3516,93 3553,100 3590,106 3627,113 3664,120 3698,128 3733,135 3767,143 3802,150 3836,160 3869,169 3901,178 3935,186 3966,195 4000,204 4029,214 4060,223 4092,232 4118,243 4148,254 4177,264 4204,275 4232,285 4258,295 4284,307 4310,318 4337,329 4360,340 4384,352 4407,362 4429,376 4451,387 4472,399 4495,411 4515,424 4533,437 4553,448 4571,461 4587,475 4604,487 4621,500 4636,512 4651,527 4663,539 4678,552 4691,566 4702,579 4714,591 4725,606 4735,619 4744,634 4752,648 4760,660 4768,675 4773,688 4779,703 4783,716 4786,731 4790,744 4792,759 4794,772 4796,785">
          <text:p/>
        </draw:polygon>
        <draw:polygon draw:style-name="gr3" draw:text-style-name="P1" draw:layer="layout" svg:width="7.194cm" svg:height="3.198cm" svg:x="19.229cm" svg:y="16.093cm" svg:viewBox="0 0 7195 3199" draw:points="0,0 7195,0 7195,3199 0,3199">
          <text:p/>
        </draw:polygon>
        <draw:g>
          <draw:line draw:style-name="gr4" draw:text-style-name="P2" draw:layer="layout" svg:x1="5.209cm" svg:y1="16.56cm" svg:x2="6.059cm" svg:y2="16.56cm">
            <text:p/>
          </draw:line>
          <draw:frame draw:style-name="gr5" draw:text-style-name="P3" draw:layer="layout" svg:width="0.43cm" svg:height="0.357cm" svg:x="5.419cm" svg:y="16.197cm">
            <draw:text-box>
              <text:p><text:span text:style-name="T1">call</text:span></text:p>
            </draw:text-box>
          </draw:frame>
          <draw:line draw:style-name="gr4" draw:text-style-name="P2" draw:layer="layout" svg:x1="6.059cm" svg:y1="16.76cm" svg:x2="5.209cm" svg:y2="16.76cm">
            <text:p/>
          </draw:line>
          <draw:frame draw:style-name="gr5" draw:text-style-name="P3" draw:layer="layout" svg:width="0.739cm" svg:height="0.357cm" svg:x="5.265cm" svg:y="16.798cm">
            <draw:text-box>
              <text:p><text:span text:style-name="T1">return</text:span></text:p>
            </draw:text-box>
          </draw:frame>
        </draw:g>
        <draw:g>
          <draw:frame draw:style-name="gr5" draw:text-style-name="P3" draw:layer="layout" svg:width="0.946cm" svg:height="0.357cm" svg:x="5.547cm" svg:y="25.008cm">
            <draw:text-box>
              <text:p><text:span text:style-name="T1">request</text:span></text:p>
            </draw:text-box>
          </draw:frame>
          <draw:frame draw:style-name="gr5" draw:text-style-name="P3" draw:layer="layout" svg:width="0.616cm" svg:height="0.357cm" svg:x="5.712cm" svg:y="25.664cm">
            <draw:text-box>
              <text:p><text:span text:style-name="T1">reply</text:span></text:p>
            </draw:text-box>
          </draw:frame>
          <draw:path draw:style-name="gr4" draw:text-style-name="P2" draw:layer="layout" svg:width="0.849cm" svg:height="0.109cm" svg:x="5.595cm" svg:y="25.386cm" svg:viewBox="0 0 850 110" svg:d="m0 110c431-247 850 0 850 0">
            <text:p/>
          </draw:path>
          <draw:path draw:style-name="gr4" draw:text-style-name="P2" draw:layer="layout" svg:width="-0.849cm" svg:height="-0.109cm" svg:x="6.445cm" svg:y="25.696cm" svg:viewBox="0 0 -850 -110" svg:d="m0-51282c431-247 850 0 850 0">
            <text:p/>
          </draw:path>
        </draw:g>
        <draw:g>
          <draw:line draw:style-name="gr4" draw:text-style-name="P2" draw:layer="layout" svg:x1="5.057cm" svg:y1="23.92cm" svg:x2="4.207cm" svg:y2="23.92cm">
            <text:p/>
          </draw:line>
          <draw:frame draw:style-name="gr5" draw:text-style-name="P3" draw:layer="layout" svg:width="0.43cm" svg:height="0.357cm" svg:x="4.417cm" svg:y="23.557cm">
            <draw:text-box>
              <text:p><text:span text:style-name="T1">call</text:span></text:p>
            </draw:text-box>
          </draw:frame>
          <draw:line draw:style-name="gr4" draw:text-style-name="P2" draw:layer="layout" svg:x1="4.207cm" svg:y1="24.12cm" svg:x2="5.057cm" svg:y2="24.12cm">
            <text:p/>
          </draw:line>
          <draw:frame draw:style-name="gr5" draw:text-style-name="P3" draw:layer="layout" svg:width="0.739cm" svg:height="0.357cm" svg:x="4.263cm" svg:y="24.158cm">
            <draw:text-box>
              <text:p><text:span text:style-name="T1">return</text:span></text:p>
            </draw:text-box>
          </draw:frame>
        </draw:g>
        <draw:g>
          <draw:frame draw:style-name="gr5" draw:text-style-name="P3" draw:layer="layout" svg:width="0.946cm" svg:height="0.357cm" svg:x="4.211cm" svg:y="24.833cm">
            <draw:text-box>
              <text:p><text:span text:style-name="T1">request</text:span></text:p>
            </draw:text-box>
          </draw:frame>
          <draw:frame draw:style-name="gr5" draw:text-style-name="P3" draw:layer="layout" svg:width="0.616cm" svg:height="0.357cm" svg:x="4.376cm" svg:y="25.489cm">
            <draw:text-box>
              <text:p><text:span text:style-name="T1">reply</text:span></text:p>
            </draw:text-box>
          </draw:frame>
          <draw:path draw:style-name="gr4" draw:text-style-name="P2" draw:layer="layout" svg:width="0.849cm" svg:height="0.109cm" svg:x="4.259cm" svg:y="25.211cm" svg:viewBox="0 0 850 110" svg:d="m850 110c-431-247-850 0-850 0">
            <text:p/>
          </draw:path>
          <draw:path draw:style-name="gr4" draw:text-style-name="P2" draw:layer="layout" svg:width="-0.849cm" svg:height="-0.109cm" svg:x="5.109cm" svg:y="25.521cm" svg:viewBox="0 0 -850 -110" svg:d="m850-50932c-431-247-850 0-850 0">
            <text:p/>
          </draw:path>
        </draw:g>
        <draw:custom-shape draw:style-name="gr6" draw:text-style-name="P4" draw:layer="layout" svg:width="2.45cm" svg:height="0.431cm" draw:transform="rotate (-1.57079632679579) translate (8.547cm 21.47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4" draw:layer="layout" svg:width="2.45cm" svg:height="0.431cm" draw:transform="rotate (-1.57079632679579) translate (8.678cm 4.749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45cm" svg:height="0.431cm" draw:transform="rotate (-1.57079632679579) translate (2.709cm 4.749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3.794cm" svg:y="5.494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476cm" svg:y="5.613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581cm" svg:y1="5.851cm" svg:x2="5.431cm" svg:y2="5.851cm">
                <text:p/>
              </draw:line>
              <draw:frame draw:style-name="gr5" draw:text-style-name="P3" draw:layer="layout" svg:width="0.43cm" svg:height="0.357cm" svg:x="4.762cm" svg:y="5.488cm">
                <draw:text-box>
                  <text:p><text:span text:style-name="T1">call</text:span></text:p>
                </draw:text-box>
              </draw:frame>
              <draw:line draw:style-name="gr4" draw:text-style-name="P2" draw:layer="layout" svg:x1="5.431cm" svg:y1="6.051cm" svg:x2="4.581cm" svg:y2="6.051cm">
                <text:p/>
              </draw:line>
              <draw:frame draw:style-name="gr5" draw:text-style-name="P3" draw:layer="layout" svg:width="0.739cm" svg:height="0.357cm" svg:x="4.582cm" svg:y="6.089cm">
                <draw:text-box>
                  <text:p><text:span text:style-name="T1">return</text:span></text:p>
                </draw:text-box>
              </draw:frame>
            </draw:g>
          </draw:g>
          <draw:g>
            <draw:frame draw:style-name="gr5" draw:text-style-name="P3" draw:layer="layout" svg:width="0.946cm" svg:height="0.357cm" svg:x="7.222cm" svg:y="5.468cm">
              <draw:text-box>
                <text:p><text:span text:style-name="T1">request</text:span></text:p>
              </draw:text-box>
            </draw:frame>
            <draw:frame draw:style-name="gr5" draw:text-style-name="P3" draw:layer="layout" svg:width="0.616cm" svg:height="0.357cm" svg:x="7.387cm" svg:y="6.124cm">
              <draw:text-box>
                <text:p><text:span text:style-name="T1">reply</text:span></text:p>
              </draw:text-box>
            </draw:frame>
            <draw:path draw:style-name="gr4" draw:text-style-name="P2" draw:layer="layout" svg:width="0.849cm" svg:height="0.109cm" svg:x="7.27cm" svg:y="5.846cm" svg:viewBox="0 0 850 110" svg:d="m0 110c431-247 850 0 850 0">
              <text:p/>
            </draw:path>
            <draw:path draw:style-name="gr4" draw:text-style-name="P2" draw:layer="layout" svg:width="-0.849cm" svg:height="-0.109cm" svg:x="8.12cm" svg:y="6.156cm" svg:viewBox="0 0 -850 -110" svg:d="m0-12202c431-247 850 0 850 0">
              <text:p/>
            </draw:path>
          </draw:g>
          <draw:g>
            <draw:frame draw:style-name="gr5" draw:text-style-name="P3" draw:layer="layout" svg:width="0.946cm" svg:height="0.357cm" svg:x="2.791cm" svg:y="5.468cm">
              <draw:text-box>
                <text:p><text:span text:style-name="T1">request</text:span></text:p>
              </draw:text-box>
            </draw:frame>
            <draw:frame draw:style-name="gr5" draw:text-style-name="P3" draw:layer="layout" svg:width="0.616cm" svg:height="0.357cm" svg:x="2.956cm" svg:y="6.124cm">
              <draw:text-box>
                <text:p><text:span text:style-name="T1">reply</text:span></text:p>
              </draw:text-box>
            </draw:frame>
            <draw:path draw:style-name="gr4" draw:text-style-name="P2" draw:layer="layout" svg:width="0.849cm" svg:height="0.109cm" svg:x="2.839cm" svg:y="5.846cm" svg:viewBox="0 0 850 110" svg:d="m0 110c431-247 850 0 850 0">
              <text:p/>
            </draw:path>
            <draw:path draw:style-name="gr4" draw:text-style-name="P2" draw:layer="layout" svg:width="-0.849cm" svg:height="-0.109cm" svg:x="3.689cm" svg:y="6.156cm" svg:viewBox="0 0 -850 -110" svg:d="m0-12202c431-247 850 0 850 0">
              <text:p/>
            </draw:path>
          </draw:g>
        </draw:g>
        <draw:g>
          <draw:custom-shape draw:style-name="gr6" draw:text-style-name="P4" draw:layer="layout" svg:width="2.45cm" svg:height="0.431cm" draw:transform="rotate (-1.57079632679579) translate (11.352cm 4.667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2.437cm" svg:y="5.412cm">
              <text:p text:style-name="P2"><text:span text:style-name="T2">C2</text:span></text:p>
              <draw:enhanced-geometry svg:viewBox="0 0 21600 21600" draw:type="rectangle" draw:enhanced-path="M 0 0 L 21600 0 21600 21600 0 21600 0 0 Z N"/>
            </draw:custom-shape>
          </draw:g>
          <draw:g>
            <draw:frame draw:style-name="gr5" draw:text-style-name="P3" draw:layer="layout" svg:width="0.946cm" svg:height="0.357cm" svg:x="11.434cm" svg:y="5.386cm">
              <draw:text-box>
                <text:p><text:span text:style-name="T1">request</text:span></text:p>
              </draw:text-box>
            </draw:frame>
            <draw:frame draw:style-name="gr5" draw:text-style-name="P3" draw:layer="layout" svg:width="0.616cm" svg:height="0.357cm" svg:x="11.599cm" svg:y="6.042cm">
              <draw:text-box>
                <text:p><text:span text:style-name="T1">reply</text:span></text:p>
              </draw:text-box>
            </draw:frame>
            <draw:path draw:style-name="gr4" draw:text-style-name="P2" draw:layer="layout" svg:width="0.849cm" svg:height="0.109cm" svg:x="11.482cm" svg:y="5.764cm" svg:viewBox="0 0 850 110" svg:d="m0 110c431-247 850 0 850 0">
              <text:p/>
            </draw:path>
            <draw:path draw:style-name="gr4" draw:text-style-name="P2" draw:layer="layout" svg:width="-0.849cm" svg:height="-0.109cm" svg:x="12.332cm" svg:y="6.074cm" svg:viewBox="0 0 -850 -110" svg:d="m0-12038c431-247 850 0 850 0">
              <text:p/>
            </draw:path>
          </draw:g>
        </draw:g>
        <draw:g>
          <draw:custom-shape draw:style-name="gr6" draw:text-style-name="P4" draw:layer="layout" svg:width="2.45cm" svg:height="0.431cm" draw:transform="rotate (-1.57079632679579) translate (3.083cm 1.50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4.168cm" svg:y="2.249cm">
              <text:p text:style-name="P5"><text:span text:style-name="T2">C1</text:span></text:p>
              <draw:enhanced-geometry svg:viewBox="0 0 21600 21600" draw:type="rectangle" draw:enhanced-path="M 0 0 L 21600 0 21600 21600 0 21600 0 0 Z N"/>
            </draw:custom-shape>
            <draw:g>
              <draw:line draw:style-name="gr4" draw:text-style-name="P2" draw:layer="layout" svg:x1="4.955cm" svg:y1="2.606cm" svg:x2="5.805cm" svg:y2="2.606cm">
                <text:p/>
              </draw:line>
              <draw:frame draw:style-name="gr5" draw:text-style-name="P3" draw:layer="layout" svg:width="0.43cm" svg:height="0.357cm" svg:x="5.136cm" svg:y="2.243cm">
                <draw:text-box>
                  <text:p><text:span text:style-name="T1">call</text:span></text:p>
                </draw:text-box>
              </draw:frame>
              <draw:line draw:style-name="gr4" draw:text-style-name="P2" draw:layer="layout" svg:x1="5.805cm" svg:y1="2.806cm" svg:x2="4.955cm" svg:y2="2.806cm">
                <text:p/>
              </draw:line>
              <draw:frame draw:style-name="gr5" draw:text-style-name="P3" draw:layer="layout" svg:width="0.739cm" svg:height="0.357cm" svg:x="4.956cm" svg:y="2.844cm">
                <draw:text-box>
                  <text:p><text:span text:style-name="T1">return</text:span></text:p>
                </draw:text-box>
              </draw:frame>
            </draw:g>
            <draw:custom-shape draw:style-name="gr8" draw:text-style-name="P7" draw:layer="layout" svg:width="0.699cm" svg:height="0.551cm" svg:x="5.906cm" svg:y="2.434cm">
              <text:p text:style-name="P2"><text:span text:style-name="T3">C2</text:span></text:p>
              <draw:enhanced-geometry svg:viewBox="0 0 21600 21600" draw:type="rectangle" draw:enhanced-path="M 0 0 L 21600 0 21600 21600 0 21600 0 0 Z N"/>
            </draw:custom-shape>
          </draw:g>
          <draw:g>
            <draw:frame draw:style-name="gr5" draw:text-style-name="P3" draw:layer="layout" svg:width="0.946cm" svg:height="0.357cm" svg:x="3.165cm" svg:y="2.223cm">
              <draw:text-box>
                <text:p><text:span text:style-name="T1">request</text:span></text:p>
              </draw:text-box>
            </draw:frame>
            <draw:frame draw:style-name="gr5" draw:text-style-name="P3" draw:layer="layout" svg:width="0.616cm" svg:height="0.357cm" svg:x="3.33cm" svg:y="2.879cm">
              <draw:text-box>
                <text:p><text:span text:style-name="T1">reply</text:span></text:p>
              </draw:text-box>
            </draw:frame>
            <draw:path draw:style-name="gr4" draw:text-style-name="P2" draw:layer="layout" svg:width="0.849cm" svg:height="0.109cm" svg:x="3.213cm" svg:y="2.601cm" svg:viewBox="0 0 850 110" svg:d="m0 110c431-247 850 0 850 0">
              <text:p/>
            </draw:path>
            <draw:path draw:style-name="gr4" draw:text-style-name="P2" draw:layer="layout" svg:width="-0.849cm" svg:height="-0.109cm" svg:x="4.063cm" svg:y="2.911cm" svg:viewBox="0 0 -850 -110" svg:d="m0-5712c431-247 850 0 850 0">
              <text:p/>
            </draw:path>
          </draw:g>
        </draw:g>
        <draw:g>
          <draw:custom-shape draw:style-name="gr6" draw:text-style-name="P4" draw:layer="layout" svg:width="2.45cm" svg:height="0.431cm" draw:transform="rotate (-1.57079632679579) translate (8.936cm 7.806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45cm" svg:height="0.431cm" draw:transform="rotate (-1.57079632679579) translate (2.967cm 7.806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4.052cm" svg:y="8.551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734cm" svg:y="8.67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839cm" svg:y1="8.908cm" svg:x2="5.689cm" svg:y2="8.908cm">
                <text:p/>
              </draw:line>
              <draw:frame draw:style-name="gr5" draw:text-style-name="P3" draw:layer="layout" svg:width="0.43cm" svg:height="0.357cm" svg:x="5.02cm" svg:y="8.545cm">
                <draw:text-box>
                  <text:p><text:span text:style-name="T1">call</text:span></text:p>
                </draw:text-box>
              </draw:frame>
              <draw:line draw:style-name="gr4" draw:text-style-name="P2" draw:layer="layout" svg:x1="5.689cm" svg:y1="9.108cm" svg:x2="4.839cm" svg:y2="9.108cm">
                <text:p/>
              </draw:line>
              <draw:frame draw:style-name="gr5" draw:text-style-name="P3" draw:layer="layout" svg:width="0.739cm" svg:height="0.357cm" svg:x="4.84cm" svg:y="9.146cm">
                <draw:text-box>
                  <text:p><text:span text:style-name="T1">return</text:span></text:p>
                </draw:text-box>
              </draw:frame>
            </draw:g>
          </draw:g>
          <draw:g>
            <draw:frame draw:style-name="gr5" draw:text-style-name="P3" draw:layer="layout" svg:width="0.946cm" svg:height="0.357cm" svg:x="7.48cm" svg:y="8.525cm">
              <draw:text-box>
                <text:p><text:span text:style-name="T1">request</text:span></text:p>
              </draw:text-box>
            </draw:frame>
            <draw:frame draw:style-name="gr5" draw:text-style-name="P3" draw:layer="layout" svg:width="0.616cm" svg:height="0.357cm" svg:x="7.645cm" svg:y="9.181cm">
              <draw:text-box>
                <text:p><text:span text:style-name="T1">reply</text:span></text:p>
              </draw:text-box>
            </draw:frame>
            <draw:path draw:style-name="gr4" draw:text-style-name="P2" draw:layer="layout" svg:width="0.849cm" svg:height="0.109cm" svg:x="7.528cm" svg:y="8.903cm" svg:viewBox="0 0 850 110" svg:d="m0 110c431-247 850 0 850 0">
              <text:p/>
            </draw:path>
            <draw:path draw:style-name="gr4" draw:text-style-name="P2" draw:layer="layout" svg:width="-0.849cm" svg:height="-0.109cm" svg:x="8.378cm" svg:y="9.213cm" svg:viewBox="0 0 -850 -110" svg:d="m0-18316c431-247 850 0 850 0">
              <text:p/>
            </draw:path>
          </draw:g>
          <draw:g>
            <draw:frame draw:style-name="gr5" draw:text-style-name="P3" draw:layer="layout" svg:width="0.946cm" svg:height="0.357cm" svg:x="3.049cm" svg:y="8.525cm">
              <draw:text-box>
                <text:p><text:span text:style-name="T1">request</text:span></text:p>
              </draw:text-box>
            </draw:frame>
            <draw:frame draw:style-name="gr5" draw:text-style-name="P3" draw:layer="layout" svg:width="0.616cm" svg:height="0.357cm" svg:x="3.214cm" svg:y="9.181cm">
              <draw:text-box>
                <text:p><text:span text:style-name="T1">reply</text:span></text:p>
              </draw:text-box>
            </draw:frame>
            <draw:path draw:style-name="gr4" draw:text-style-name="P2" draw:layer="layout" svg:width="0.849cm" svg:height="0.109cm" svg:x="3.097cm" svg:y="8.903cm" svg:viewBox="0 0 850 110" svg:d="m0 110c431-247 850 0 850 0">
              <text:p/>
            </draw:path>
            <draw:path draw:style-name="gr4" draw:text-style-name="P2" draw:layer="layout" svg:width="-0.849cm" svg:height="-0.109cm" svg:x="3.947cm" svg:y="9.213cm" svg:viewBox="0 0 -850 -110" svg:d="m0-18316c431-247 850 0 850 0">
              <text:p/>
            </draw:path>
          </draw:g>
        </draw:g>
        <draw:g>
          <draw:custom-shape draw:style-name="gr6" draw:text-style-name="P4" draw:layer="layout" svg:width="2.45cm" svg:height="0.431cm" draw:transform="rotate (-1.57079632679579) translate (11.433cm 7.79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5.318cm" svg:y="8.55cm">
              <text:p text:style-name="P2"><text:span text:style-name="T2">C2</text:span></text:p>
              <draw:enhanced-geometry svg:viewBox="0 0 21600 21600" draw:type="rectangle" draw:enhanced-path="M 0 0 L 21600 0 21600 21600 0 21600 0 0 Z N"/>
            </draw:custom-shape>
            <draw:custom-shape draw:style-name="gr8" draw:text-style-name="P7" draw:layer="layout" svg:width="1.72cm" svg:height="0.668cm" svg:x="12.557cm" svg:y="8.685cm">
              <text:p text:style-name="P2"><text:span text:style-name="T3">C2 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14.336cm" svg:y1="8.903cm" svg:x2="15.186cm" svg:y2="8.903cm">
                <text:p/>
              </draw:line>
              <draw:frame draw:style-name="gr5" draw:text-style-name="P3" draw:layer="layout" svg:width="0.43cm" svg:height="0.357cm" svg:x="14.546cm" svg:y="8.54cm">
                <draw:text-box>
                  <text:p><text:span text:style-name="T1">call</text:span></text:p>
                </draw:text-box>
              </draw:frame>
              <draw:line draw:style-name="gr4" draw:text-style-name="P2" draw:layer="layout" svg:x1="15.186cm" svg:y1="9.103cm" svg:x2="14.336cm" svg:y2="9.103cm">
                <text:p/>
              </draw:line>
              <draw:frame draw:style-name="gr5" draw:text-style-name="P3" draw:layer="layout" svg:width="0.739cm" svg:height="0.357cm" svg:x="14.392cm" svg:y="9.141cm">
                <draw:text-box>
                  <text:p><text:span text:style-name="T1">return</text:span></text:p>
                </draw:text-box>
              </draw:frame>
            </draw:g>
          </draw:g>
          <draw:g>
            <draw:frame draw:style-name="gr5" draw:text-style-name="P3" draw:layer="layout" svg:width="0.946cm" svg:height="0.357cm" svg:x="11.515cm" svg:y="8.513cm">
              <draw:text-box>
                <text:p><text:span text:style-name="T1">request</text:span></text:p>
              </draw:text-box>
            </draw:frame>
            <draw:frame draw:style-name="gr5" draw:text-style-name="P3" draw:layer="layout" svg:width="0.616cm" svg:height="0.357cm" svg:x="11.68cm" svg:y="9.169cm">
              <draw:text-box>
                <text:p><text:span text:style-name="T1">reply</text:span></text:p>
              </draw:text-box>
            </draw:frame>
            <draw:path draw:style-name="gr4" draw:text-style-name="P2" draw:layer="layout" svg:width="0.849cm" svg:height="0.109cm" svg:x="11.563cm" svg:y="8.891cm" svg:viewBox="0 0 850 110" svg:d="m0 110c431-247 850 0 850 0">
              <text:p/>
            </draw:path>
            <draw:path draw:style-name="gr4" draw:text-style-name="P2" draw:layer="layout" svg:width="-0.849cm" svg:height="-0.109cm" svg:x="12.413cm" svg:y="9.201cm" svg:viewBox="0 0 -850 -110" svg:d="m0-18292c431-247 850 0 850 0">
              <text:p/>
            </draw:path>
          </draw:g>
        </draw:g>
        <draw:custom-shape draw:style-name="gr8" draw:text-style-name="P7" draw:layer="layout" svg:width="1.72cm" svg:height="0.668cm" svg:x="3.41cm" svg:y="21.81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4" draw:layer="layout" svg:width="2.45cm" svg:height="0.431cm" draw:transform="rotate (-1.57079632679579) translate (8.654cm 13.274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3.77cm" svg:y="14.019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5.452cm" svg:y="14.138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4.557cm" svg:y1="14.376cm" svg:x2="5.407cm" svg:y2="14.376cm">
                <text:p/>
              </draw:line>
              <draw:frame draw:style-name="gr5" draw:text-style-name="P3" draw:layer="layout" svg:width="0.43cm" svg:height="0.357cm" svg:x="4.738cm" svg:y="14.013cm">
                <draw:text-box>
                  <text:p><text:span text:style-name="T1">call</text:span></text:p>
                </draw:text-box>
              </draw:frame>
              <draw:line draw:style-name="gr4" draw:text-style-name="P2" draw:layer="layout" svg:x1="5.407cm" svg:y1="14.576cm" svg:x2="4.557cm" svg:y2="14.576cm">
                <text:p/>
              </draw:line>
              <draw:frame draw:style-name="gr5" draw:text-style-name="P3" draw:layer="layout" svg:width="0.739cm" svg:height="0.357cm" svg:x="4.558cm" svg:y="14.614cm">
                <draw:text-box>
                  <text:p><text:span text:style-name="T1">return</text:span></text:p>
                </draw:text-box>
              </draw:frame>
            </draw:g>
          </draw:g>
          <draw:g>
            <draw:frame draw:style-name="gr5" draw:text-style-name="P3" draw:layer="layout" svg:width="0.946cm" svg:height="0.357cm" svg:x="7.198cm" svg:y="13.993cm">
              <draw:text-box>
                <text:p><text:span text:style-name="T1">request</text:span></text:p>
              </draw:text-box>
            </draw:frame>
            <draw:frame draw:style-name="gr5" draw:text-style-name="P3" draw:layer="layout" svg:width="0.616cm" svg:height="0.357cm" svg:x="7.363cm" svg:y="14.649cm">
              <draw:text-box>
                <text:p><text:span text:style-name="T1">reply</text:span></text:p>
              </draw:text-box>
            </draw:frame>
            <draw:path draw:style-name="gr4" draw:text-style-name="P2" draw:layer="layout" svg:width="0.849cm" svg:height="0.109cm" svg:x="7.246cm" svg:y="14.371cm" svg:viewBox="0 0 850 110" svg:d="m0 110c431-247 850 0 850 0">
              <text:p/>
            </draw:path>
            <draw:path draw:style-name="gr4" draw:text-style-name="P2" draw:layer="layout" svg:width="-0.849cm" svg:height="-0.109cm" svg:x="8.096cm" svg:y="14.681cm" svg:viewBox="0 0 -850 -110" svg:d="m0-29252c431-247 850 0 850 0">
              <text:p/>
            </draw:path>
          </draw:g>
        </draw:g>
        <draw:g>
          <draw:custom-shape draw:style-name="gr6" draw:text-style-name="P4" draw:layer="layout" svg:width="2.45cm" svg:height="0.431cm" draw:transform="rotate (-1.57079632679579) translate (11.245cm 13.221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12.33cm" svg:y="13.966cm">
              <text:p text:style-name="P2"><text:span text:style-name="T2">C2</text:span></text:p>
              <draw:enhanced-geometry svg:viewBox="0 0 21600 21600" draw:type="rectangle" draw:enhanced-path="M 0 0 L 21600 0 21600 21600 0 21600 0 0 Z N"/>
            </draw:custom-shape>
          </draw:g>
          <draw:g>
            <draw:frame draw:style-name="gr5" draw:text-style-name="P3" draw:layer="layout" svg:width="0.946cm" svg:height="0.357cm" svg:x="11.327cm" svg:y="13.94cm">
              <draw:text-box>
                <text:p><text:span text:style-name="T1">request</text:span></text:p>
              </draw:text-box>
            </draw:frame>
            <draw:frame draw:style-name="gr5" draw:text-style-name="P3" draw:layer="layout" svg:width="0.616cm" svg:height="0.357cm" svg:x="11.492cm" svg:y="14.596cm">
              <draw:text-box>
                <text:p><text:span text:style-name="T1">reply</text:span></text:p>
              </draw:text-box>
            </draw:frame>
            <draw:path draw:style-name="gr4" draw:text-style-name="P2" draw:layer="layout" svg:width="0.849cm" svg:height="0.109cm" svg:x="11.375cm" svg:y="14.318cm" svg:viewBox="0 0 850 110" svg:d="m0 110c431-247 850 0 850 0">
              <text:p/>
            </draw:path>
            <draw:path draw:style-name="gr4" draw:text-style-name="P2" draw:layer="layout" svg:width="-0.849cm" svg:height="-0.109cm" svg:x="12.225cm" svg:y="14.628cm" svg:viewBox="0 0 -850 -110" svg:d="m0-29146c431-247 850 0 850 0">
              <text:p/>
            </draw:path>
          </draw:g>
        </draw:g>
        <draw:custom-shape draw:style-name="gr9" draw:text-style-name="P4" draw:layer="layout" svg:width="1.316cm" svg:height="0.939cm" svg:x="3.745cm" svg:y="16.207cm">
          <text:p text:style-name="P2"><text:span text:style-name="T2">C1</text:span></text:p>
          <draw:enhanced-geometry svg:viewBox="0 0 21600 21600" draw:type="rectangle" draw:enhanced-path="M 0 0 L 21600 0 21600 21600 0 21600 0 0 Z N"/>
        </draw:custom-shape>
        <draw:custom-shape draw:style-name="gr9" draw:text-style-name="P4" draw:layer="layout" svg:width="1.316cm" svg:height="0.939cm" svg:x="6.191cm" svg:y="16.207cm">
          <text:p text:style-name="P2"><text:span text:style-name="T2">C2</text:span></text:p>
          <draw:enhanced-geometry svg:viewBox="0 0 21600 21600" draw:type="rectangle" draw:enhanced-path="M 0 0 L 21600 0 21600 21600 0 21600 0 0 Z N"/>
        </draw:custom-shape>
        <draw:g draw:id="id4">
          <draw:glue-point draw:id="4" svg:x="-5.003cm" svg:y="-2.384cm"/>
          <draw:glue-point draw:id="5" svg:x="-5.003cm" svg:y="2.444cm"/>
          <draw:custom-shape draw:style-name="gr10" draw:text-style-name="P2" draw:layer="layout" svg:width="3.15cm" svg:height="2.671cm" svg:x="33.054cm" svg:y="6.403cm">
            <text:p/>
            <draw:enhanced-geometry svg:viewBox="0 0 21600 21600" draw:type="rectangle" draw:enhanced-path="M 0 0 L 21600 0 21600 21600 0 21600 0 0 Z N"/>
          </draw:custom-shape>
          <draw:g>
            <draw:custom-shape draw:style-name="gr6" draw:text-style-name="P4" draw:layer="layout" svg:width="2.45cm" svg:height="0.431cm" draw:transform="rotate (-1.57079632679579) translate (33.644cm 6.513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34.729cm" svg:y="7.258cm">
                <text:p text:style-name="P2"><text:span text:style-name="T2">C2</text:span></text:p>
                <draw:enhanced-geometry svg:viewBox="0 0 21600 21600" draw:type="rectangle" draw:enhanced-path="M 0 0 L 21600 0 21600 21600 0 21600 0 0 Z N"/>
              </draw:custom-shape>
            </draw:g>
            <draw:g>
              <draw:frame draw:style-name="gr5" draw:text-style-name="P3" draw:layer="layout" svg:width="0.946cm" svg:height="0.357cm" svg:x="33.726cm" svg:y="7.232cm">
                <draw:text-box>
                  <text:p><text:span text:style-name="T1">request</text:span></text:p>
                </draw:text-box>
              </draw:frame>
              <draw:frame draw:style-name="gr5" draw:text-style-name="P3" draw:layer="layout" svg:width="0.616cm" svg:height="0.357cm" svg:x="33.891cm" svg:y="7.888cm">
                <draw:text-box>
                  <text:p><text:span text:style-name="T1">reply</text:span></text:p>
                </draw:text-box>
              </draw:frame>
              <draw:path draw:style-name="gr4" draw:text-style-name="P2" draw:layer="layout" svg:width="0.849cm" svg:height="0.109cm" svg:x="33.774cm" svg:y="7.61cm" svg:viewBox="0 0 850 110" svg:d="m0 110c431-247 850 0 850 0">
                <text:p/>
              </draw:path>
              <draw:path draw:style-name="gr4" draw:text-style-name="P2" draw:layer="layout" svg:width="-0.849cm" svg:height="-0.109cm" svg:x="34.624cm" svg:y="7.92cm" svg:viewBox="0 0 -850 -110" svg:d="m0-15730c431-247 850 0 850 0">
                <text:p/>
              </draw:path>
            </draw:g>
          </draw:g>
        </draw:g>
        <draw:g draw:id="id1">
          <draw:glue-point draw:id="4" svg:x="5.001cm" svg:y="-2.01cm"/>
          <draw:glue-point draw:id="5" svg:x="5.001cm" svg:y="1.871cm"/>
          <draw:glue-point draw:id="6" svg:x="5cm" svg:y="-2.669cm"/>
          <draw:glue-point draw:id="7" svg:x="5cm" svg:y="2.403cm"/>
          <draw:g>
            <draw:custom-shape draw:style-name="gr6" draw:text-style-name="P4" draw:layer="layout" svg:width="2.45cm" svg:height="0.431cm" draw:transform="rotate (-1.57079632679579) translate (30.853cm 9.21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45cm" svg:height="0.431cm" draw:transform="rotate (-1.57079632679579) translate (24.884cm 9.21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25.969cm" svg:y="9.955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27.651cm" svg:y="10.074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26.756cm" svg:y1="10.312cm" svg:x2="27.606cm" svg:y2="10.312cm">
                  <text:p/>
                </draw:line>
                <draw:frame draw:style-name="gr5" draw:text-style-name="P3" draw:layer="layout" svg:width="0.43cm" svg:height="0.357cm" svg:x="26.937cm" svg:y="9.949cm">
                  <draw:text-box>
                    <text:p><text:span text:style-name="T1">call</text:span></text:p>
                  </draw:text-box>
                </draw:frame>
                <draw:line draw:style-name="gr4" draw:text-style-name="P2" draw:layer="layout" svg:x1="27.606cm" svg:y1="10.512cm" svg:x2="26.756cm" svg:y2="10.512cm">
                  <text:p/>
                </draw:line>
                <draw:frame draw:style-name="gr5" draw:text-style-name="P3" draw:layer="layout" svg:width="0.739cm" svg:height="0.357cm" svg:x="26.757cm" svg:y="10.55cm">
                  <draw:text-box>
                    <text:p><text:span text:style-name="T1">return</text:span></text:p>
                  </draw:text-box>
                </draw:frame>
              </draw:g>
            </draw:g>
            <draw:g>
              <draw:frame draw:style-name="gr5" draw:text-style-name="P3" draw:layer="layout" svg:width="0.946cm" svg:height="0.357cm" svg:x="29.397cm" svg:y="9.929cm">
                <draw:text-box>
                  <text:p><text:span text:style-name="T1">request</text:span></text:p>
                </draw:text-box>
              </draw:frame>
              <draw:frame draw:style-name="gr5" draw:text-style-name="P3" draw:layer="layout" svg:width="0.616cm" svg:height="0.357cm" svg:x="29.562cm" svg:y="10.585cm">
                <draw:text-box>
                  <text:p><text:span text:style-name="T1">reply</text:span></text:p>
                </draw:text-box>
              </draw:frame>
              <draw:path draw:style-name="gr4" draw:text-style-name="P2" draw:layer="layout" svg:width="0.849cm" svg:height="0.109cm" svg:x="29.445cm" svg:y="10.307cm" svg:viewBox="0 0 850 110" svg:d="m0 110c431-247 850 0 850 0">
                <text:p/>
              </draw:path>
              <draw:path draw:style-name="gr4" draw:text-style-name="P2" draw:layer="layout" svg:width="-0.849cm" svg:height="-0.109cm" svg:x="30.295cm" svg:y="10.617cm" svg:viewBox="0 0 -850 -110" svg:d="m0-21124c431-247 850 0 850 0">
                <text:p/>
              </draw:path>
            </draw:g>
            <draw:g>
              <draw:frame draw:style-name="gr5" draw:text-style-name="P3" draw:layer="layout" svg:width="0.946cm" svg:height="0.357cm" svg:x="24.966cm" svg:y="9.929cm">
                <draw:text-box>
                  <text:p><text:span text:style-name="T1">request</text:span></text:p>
                </draw:text-box>
              </draw:frame>
              <draw:frame draw:style-name="gr5" draw:text-style-name="P3" draw:layer="layout" svg:width="0.616cm" svg:height="0.357cm" svg:x="25.131cm" svg:y="10.585cm">
                <draw:text-box>
                  <text:p><text:span text:style-name="T1">reply</text:span></text:p>
                </draw:text-box>
              </draw:frame>
              <draw:path draw:style-name="gr4" draw:text-style-name="P2" draw:layer="layout" svg:width="0.849cm" svg:height="0.109cm" svg:x="25.014cm" svg:y="10.307cm" svg:viewBox="0 0 850 110" svg:d="m0 110c431-247 850 0 850 0">
                <text:p/>
              </draw:path>
              <draw:path draw:style-name="gr4" draw:text-style-name="P2" draw:layer="layout" svg:width="-0.849cm" svg:height="-0.109cm" svg:x="25.864cm" svg:y="10.617cm" svg:viewBox="0 0 -850 -110" svg:d="m0-21124c431-247 850 0 850 0">
                <text:p/>
              </draw:path>
            </draw:g>
          </draw:g>
          <draw:custom-shape draw:style-name="gr10" draw:text-style-name="P2" draw:layer="layout" svg:width="6.681cm" svg:height="2.671cm" svg:x="24.334cm" svg:y="9.073cm">
            <text:p/>
            <draw:enhanced-geometry svg:viewBox="0 0 21600 21600" draw:type="rectangle" draw:enhanced-path="M 0 0 L 21600 0 21600 21600 0 21600 0 0 Z N"/>
          </draw:custom-shape>
        </draw:g>
        <draw:g draw:id="id2">
          <draw:g>
            <draw:custom-shape draw:style-name="gr6" draw:text-style-name="P4" draw:layer="layout" svg:width="2.45cm" svg:height="0.431cm" draw:transform="rotate (-1.57079632679579) translate (33.647cm 9.16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 draw:text-style-name="P4" draw:layer="layout" svg:width="1.316cm" svg:height="0.939cm" svg:x="37.532cm" svg:y="9.916cm">
                <text:p text:style-name="P2"><text:span text:style-name="T2">C2</text:span></text:p>
                <draw:enhanced-geometry svg:viewBox="0 0 21600 21600" draw:type="rectangle" draw:enhanced-path="M 0 0 L 21600 0 21600 21600 0 21600 0 0 Z N"/>
              </draw:custom-shape>
              <draw:custom-shape draw:style-name="gr8" draw:text-style-name="P7" draw:layer="layout" svg:width="1.72cm" svg:height="0.668cm" svg:x="34.771cm" svg:y="10.051cm">
                <text:p text:style-name="P2"><text:span text:style-name="T3">C2 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36.55cm" svg:y1="10.269cm" svg:x2="37.4cm" svg:y2="10.269cm">
                  <text:p/>
                </draw:line>
                <draw:frame draw:style-name="gr5" draw:text-style-name="P3" draw:layer="layout" svg:width="0.43cm" svg:height="0.357cm" svg:x="36.76cm" svg:y="9.906cm">
                  <draw:text-box>
                    <text:p><text:span text:style-name="T1">call</text:span></text:p>
                  </draw:text-box>
                </draw:frame>
                <draw:line draw:style-name="gr4" draw:text-style-name="P2" draw:layer="layout" svg:x1="37.4cm" svg:y1="10.469cm" svg:x2="36.55cm" svg:y2="10.469cm">
                  <text:p/>
                </draw:line>
                <draw:frame draw:style-name="gr5" draw:text-style-name="P3" draw:layer="layout" svg:width="0.739cm" svg:height="0.357cm" svg:x="36.606cm" svg:y="10.507cm">
                  <draw:text-box>
                    <text:p><text:span text:style-name="T1">return</text:span></text:p>
                  </draw:text-box>
                </draw:frame>
              </draw:g>
            </draw:g>
            <draw:g>
              <draw:frame draw:style-name="gr5" draw:text-style-name="P3" draw:layer="layout" svg:width="0.946cm" svg:height="0.357cm" svg:x="33.729cm" svg:y="9.879cm">
                <draw:text-box>
                  <text:p><text:span text:style-name="T1">request</text:span></text:p>
                </draw:text-box>
              </draw:frame>
              <draw:frame draw:style-name="gr5" draw:text-style-name="P3" draw:layer="layout" svg:width="0.616cm" svg:height="0.357cm" svg:x="33.894cm" svg:y="10.535cm">
                <draw:text-box>
                  <text:p><text:span text:style-name="T1">reply</text:span></text:p>
                </draw:text-box>
              </draw:frame>
              <draw:path draw:style-name="gr4" draw:text-style-name="P2" draw:layer="layout" svg:width="0.849cm" svg:height="0.109cm" svg:x="33.777cm" svg:y="10.257cm" svg:viewBox="0 0 850 110" svg:d="m0 110c431-247 850 0 850 0">
                <text:p/>
              </draw:path>
              <draw:path draw:style-name="gr4" draw:text-style-name="P2" draw:layer="layout" svg:width="-0.849cm" svg:height="-0.109cm" svg:x="34.627cm" svg:y="10.567cm" svg:viewBox="0 0 -850 -110" svg:d="m0-21024c431-247 850 0 850 0">
                <text:p/>
              </draw:path>
            </draw:g>
          </draw:g>
          <draw:custom-shape draw:style-name="gr10" draw:text-style-name="P2" draw:layer="layout" svg:width="5.933cm" svg:height="2.671cm" svg:x="33.054cm" svg:y="9.073cm">
            <text:p/>
            <draw:enhanced-geometry svg:viewBox="0 0 21600 21600" draw:type="rectangle" draw:enhanced-path="M 0 0 L 21600 0 21600 21600 0 21600 0 0 Z N"/>
          </draw:custom-shape>
        </draw:g>
        <draw:connector draw:style-name="gr11" draw:text-style-name="P2" draw:layer="layout" draw:type="line" svg:x1="31.015cm" svg:y1="10.408cm" svg:x2="33.054cm" svg:y2="10.408cm" draw:start-shape="id1" draw:start-glue-point="1" draw:end-shape="id2" svg:d="m31015 10408h2039">
          <text:p/>
        </draw:connector>
        <draw:g draw:id="id3">
          <draw:g>
            <draw:custom-shape draw:style-name="gr6" draw:text-style-name="P4" draw:layer="layout" svg:width="2.45cm" svg:height="0.431cm" draw:transform="rotate (-1.57079632679579) translate (30.894cm 6.515cm)">
              <text:p text:style-name="P2"><text:span text:style-name="T2">Chan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2.542cm" svg:height="0.939cm" svg:x="26.01cm" svg:y="7.26cm">
                <text:p text:style-name="P5"><text:span text:style-name="T2">C1</text:span></text:p>
                <draw:enhanced-geometry svg:viewBox="0 0 21600 21600" draw:type="rectangle" draw:enhanced-path="M 0 0 L 21600 0 21600 21600 0 21600 0 0 Z N"/>
              </draw:custom-shape>
              <draw:custom-shape draw:style-name="gr8" draw:text-style-name="P7" draw:layer="layout" svg:width="1.72cm" svg:height="0.668cm" svg:x="27.692cm" svg:y="7.379cm">
                <text:p text:style-name="P2"><text:span text:style-name="T3">C2 Prox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4" draw:text-style-name="P2" draw:layer="layout" svg:x1="26.797cm" svg:y1="7.617cm" svg:x2="27.647cm" svg:y2="7.617cm">
                  <text:p/>
                </draw:line>
                <draw:frame draw:style-name="gr5" draw:text-style-name="P3" draw:layer="layout" svg:width="0.43cm" svg:height="0.357cm" svg:x="26.978cm" svg:y="7.254cm">
                  <draw:text-box>
                    <text:p><text:span text:style-name="T1">call</text:span></text:p>
                  </draw:text-box>
                </draw:frame>
                <draw:line draw:style-name="gr4" draw:text-style-name="P2" draw:layer="layout" svg:x1="27.647cm" svg:y1="7.817cm" svg:x2="26.797cm" svg:y2="7.817cm">
                  <text:p/>
                </draw:line>
                <draw:frame draw:style-name="gr5" draw:text-style-name="P3" draw:layer="layout" svg:width="0.739cm" svg:height="0.357cm" svg:x="26.798cm" svg:y="7.855cm">
                  <draw:text-box>
                    <text:p><text:span text:style-name="T1">return</text:span></text:p>
                  </draw:text-box>
                </draw:frame>
              </draw:g>
            </draw:g>
            <draw:g>
              <draw:frame draw:style-name="gr5" draw:text-style-name="P3" draw:layer="layout" svg:width="0.946cm" svg:height="0.357cm" svg:x="29.438cm" svg:y="7.234cm">
                <draw:text-box>
                  <text:p><text:span text:style-name="T1">request</text:span></text:p>
                </draw:text-box>
              </draw:frame>
              <draw:frame draw:style-name="gr5" draw:text-style-name="P3" draw:layer="layout" svg:width="0.616cm" svg:height="0.357cm" svg:x="29.603cm" svg:y="7.89cm">
                <draw:text-box>
                  <text:p><text:span text:style-name="T1">reply</text:span></text:p>
                </draw:text-box>
              </draw:frame>
              <draw:path draw:style-name="gr4" draw:text-style-name="P2" draw:layer="layout" svg:width="0.849cm" svg:height="0.109cm" svg:x="29.486cm" svg:y="7.612cm" svg:viewBox="0 0 850 110" svg:d="m0 110c431-247 850 0 850 0">
                <text:p/>
              </draw:path>
              <draw:path draw:style-name="gr4" draw:text-style-name="P2" draw:layer="layout" svg:width="-0.849cm" svg:height="-0.109cm" svg:x="30.336cm" svg:y="7.922cm" svg:viewBox="0 0 -850 -110" svg:d="m0-15734c431-247 850 0 850 0">
                <text:p/>
              </draw:path>
            </draw:g>
          </draw:g>
          <draw:custom-shape draw:style-name="gr10" draw:text-style-name="P2" draw:layer="layout" svg:width="5.143cm" svg:height="2.671cm" svg:x="25.872cm" svg:y="6.403cm">
            <text:p/>
            <draw:enhanced-geometry svg:viewBox="0 0 21600 21600" draw:type="rectangle" draw:enhanced-path="M 0 0 L 21600 0 21600 21600 0 21600 0 0 Z N"/>
          </draw:custom-shape>
        </draw:g>
        <draw:connector draw:style-name="gr11" draw:text-style-name="P2" draw:layer="layout" draw:type="line" svg:x1="31.015cm" svg:y1="7.738cm" svg:x2="33.054cm" svg:y2="7.738cm" draw:start-shape="id3" draw:start-glue-point="1" draw:end-shape="id4" draw:end-glue-point="3" svg:d="m31015 7738h2039">
          <text:p/>
        </draw:connector>
        <draw:frame draw:style-name="gr5" draw:text-style-name="P3" draw:layer="layout" svg:width="1.344cm" svg:height="0.357cm" svg:x="31.386cm" svg:y="7.127cm">
          <draw:text-box>
            <text:p><text:span text:style-name="T1">SW -&gt; HW</text:span></text:p>
          </draw:text-box>
        </draw:frame>
        <draw:frame draw:style-name="gr5" draw:text-style-name="P3" draw:layer="layout" svg:width="1.344cm" svg:height="0.357cm" svg:x="31.386cm" svg:y="9.838cm">
          <draw:text-box>
            <text:p><text:span text:style-name="T1">HW -&gt; SW</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Tiago Mück</meta:initial-creator>
    <meta:creation-date>2011-01-28T14:48:19</meta:creation-date>
    <dc:date>2012-03-27T16:13:38</dc:date>
    <meta:editing-duration>PT08H42M09S</meta:editing-duration>
    <meta:editing-cycles>92</meta:editing-cycles>
    <meta:generator>OpenOffice.org/3.1$Unix OpenOffice.org_project/310m19$Build-9420</meta:generator>
    <meta:print-date>2011-08-20T15:00:02</meta:print-date>
    <dc:creator>Tiago Mück</dc:creator>
    <meta:document-statistic meta:object-count="204"/>
    <meta:user-defined meta:name="Info 1"/>
    <meta:user-defined meta:name="Info 2"/>
    <meta:user-defined meta:name="Info 3"/>
    <meta:user-defined meta:name="Info 4"/>
  </office:meta>
</office:document-meta>
</file>